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ndale Mono" svg:font-family="'Andale Mono'" style:font-pitch="fixed"/>
    <style:font-face style:name="Andale Mono1" svg:font-family="'Andale Mono'" style:font-adornments="Regular" style:font-pitch="fixed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GB" officeooo:paragraph-rsid="00078408"/>
    </style:style>
    <style:style style:name="P2" style:family="paragraph" style:parent-style-name="Text_20_body">
      <style:text-properties fo:language="en" fo:country="GB" officeooo:paragraph-rsid="000d0516"/>
    </style:style>
    <style:style style:name="P3" style:family="paragraph" style:parent-style-name="Text_20_body">
      <style:text-properties officeooo:paragraph-rsid="0011b2b4"/>
    </style:style>
    <style:style style:name="P4" style:family="paragraph" style:parent-style-name="Title">
      <style:text-properties fo:language="en" fo:country="GB"/>
    </style:style>
    <style:style style:name="P5" style:family="paragraph" style:parent-style-name="Subtitle">
      <style:text-properties fo:language="en" fo:country="GB" officeooo:rsid="00078408" officeooo:paragraph-rsid="00078408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paragraph-rsid="000e83fc"/>
    </style:style>
    <style:style style:name="P8" style:family="paragraph" style:parent-style-name="Standard" style:list-style-name="L1">
      <style:text-properties officeooo:rsid="001f0d55" officeooo:paragraph-rsid="001f0d55"/>
    </style:style>
    <style:style style:name="P9" style:family="paragraph" style:parent-style-name="Standard" style:list-style-name="L1">
      <style:text-properties officeooo:rsid="001349df" officeooo:paragraph-rsid="001349df"/>
    </style:style>
    <style:style style:name="P10" style:family="paragraph" style:parent-style-name="Standard" style:list-style-name="L1">
      <style:text-properties officeooo:rsid="001349df" officeooo:paragraph-rsid="001cd6d3"/>
    </style:style>
    <style:style style:name="P11" style:family="paragraph" style:parent-style-name="Heading_20_1">
      <style:text-properties fo:language="en" fo:country="GB"/>
    </style:style>
    <style:style style:name="P12" style:family="paragraph" style:parent-style-name="Heading_20_1">
      <style:text-properties fo:language="en" fo:country="GB" officeooo:rsid="000d0516" officeooo:paragraph-rsid="000d0516"/>
    </style:style>
    <style:style style:name="T1" style:family="text">
      <style:text-properties officeooo:rsid="00078408"/>
    </style:style>
    <style:style style:name="T2" style:family="text">
      <style:text-properties fo:font-weight="bold" officeooo:rsid="001f0d55" style:font-weight-asian="bold" style:font-weight-complex="bold"/>
    </style:style>
    <style:style style:name="T3" style:family="text">
      <style:text-properties officeooo:rsid="0008cb90"/>
    </style:style>
    <style:style style:name="T4" style:family="text">
      <style:text-properties style:font-name="Andale Mono"/>
    </style:style>
    <style:style style:name="T5" style:family="text">
      <style:text-properties style:font-name="Andale Mono" officeooo:rsid="000e83fc"/>
    </style:style>
    <style:style style:name="T6" style:family="text">
      <style:text-properties style:font-name="Andale Mono" fo:language="en" fo:country="GB" officeooo:rsid="0009de4e"/>
    </style:style>
    <style:style style:name="T7" style:family="text">
      <style:text-properties style:font-name="Andale Mono" officeooo:rsid="001f0d55"/>
    </style:style>
    <style:style style:name="T8" style:family="text">
      <style:text-properties officeooo:rsid="000d0516"/>
    </style:style>
    <style:style style:name="T9" style:family="text">
      <style:text-properties officeooo:rsid="000e83fc"/>
    </style:style>
    <style:style style:name="T10" style:family="text">
      <style:text-properties fo:language="en" fo:country="GB"/>
    </style:style>
    <style:style style:name="T11" style:family="text">
      <style:text-properties fo:language="en" fo:country="GB" officeooo:rsid="0009de4e"/>
    </style:style>
    <style:style style:name="T12" style:family="text">
      <style:text-properties officeooo:rsid="001f0d55"/>
    </style:style>
    <style:style style:name="T13" style:family="text">
      <style:text-properties officeooo:rsid="002205e0"/>
    </style:style>
    <style:style style:name="T14" style:family="text">
      <style:text-properties officeooo:rsid="0023a7b8"/>
    </style:style>
    <style:style style:name="T15" style:family="text">
      <style:text-properties style:font-name="Andale Mono" officeooo:rsid="0023a7b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3">Reservoir Control Toolbox </text:span>Installation <text:span text:style-name="T3">Guide</text:span></text:p>
      <text:p text:style-name="P5">René Bernhardsgrütter, Christoph Walter Senn, 2014-0<text:span text:style-name="T13">7-31</text:span></text:p>
      <text:p text:style-name="P3"><text:span text:style-name="T11">This guide is applicable for the Ubuntu operating system. The latest version can be downloaded at </text:span><text:span text:style-name="T6">http://www.ubuntu.com/</text:span><text:span text:style-name="T10">.</text:span></text:p>
      <text:h text:style-name="P11" text:outline-level="1">Execut<text:span text:style-name="T8">e Application</text:span></text:h>
      <text:p text:style-name="P1"><text:span text:style-name="T1">Follow these instructions to execute the </text:span><text:span text:style-name="T2">Reservoir Control Toobox</text:span><text:span text:style-name="T1">:</text:span></text:p>
      <text:list xml:id="list330241660896278097" text:style-name="L1">
        <text:list-item>
          <text:p text:style-name="P6">Install all dependencies: <text:line-break/><text:span text:style-name="T4">sudo apt-get update &amp;&amp; sudo apt-get install openjdk-7-jre</text:span><text:line-break/><text:line-break/>Enter your password if requested. Press <text:span text:style-name="T4">Y</text:span> if the installation tool asks whether it should install dependencies.</text:p>
        </text:list-item>
        <text:list-item>
          <text:p text:style-name="P8">Compile the application, if needed. If there is already the directory <text:span text:style-name="T4">target/</text:span> that contains the file <text:span text:style-name="T4">rct-x.x.x.jar</text:span>, you do not have to compile the application again.</text:p>
        </text:list-item>
        <text:list-item>
          <text:p text:style-name="P6">Change in the application directory and start the software via:<text:line-break/><text:span text:style-name="T7">java -jar rct-x.x.x.jar</text:span></text:p>
        </text:list-item>
      </text:list>
      <text:p text:style-name="Standard">Note: <text:span text:style-name="T15">x.x.x</text:span><text:span text:style-name="T14"> in the filename has to be replaced by the version of the application.</text:span></text:p>
      <text:h text:style-name="P12" text:outline-level="1">Develop and Compile Application</text:h>
      <text:p text:style-name="P2"><text:span text:style-name="T1">Follow these instructions to develop and compile the </text:span><text:span text:style-name="T2">Reservoir Control Toolbox</text:span><text:span text:style-name="T1">:</text:span></text:p>
      <text:list xml:id="list181859098804193" text:continue-list="list330241660896278097" text:style-name="L1">
        <text:list-item text:start-value="1">
          <text:p text:style-name="P7"><text:bookmark-start text:name="__DdeLink__19_913598845"/>Install all dependencies: <text:line-break/><text:span text:style-name="T4">sudo apt-get update &amp;&amp; sudo apt-get install openjdk-7-</text:span><text:span text:style-name="T5">jdk</text:span><text:line-break/><text:line-break/>Enter your password if requested. Press <text:span text:style-name="T4">Y</text:span> if the installation tool asks whether it should install dependencies.<text:bookmark-end text:name="__DdeLink__19_913598845"/></text:p>
        </text:list-item>
        <text:list-item>
          <text:p text:style-name="P7"><text:span text:style-name="T9">Download and install</text:span> <text:span text:style-name="T9">the latest version NetBeans from the project website</text:span>: <text:line-break/><text:span text:style-name="T5">https://netbeans.org/</text:span></text:p>
        </text:list-item>
        <text:list-item>
          <text:p text:style-name="P9">Open the <text:span text:style-name="T12">Reservoir Control Toolbox</text:span> project. Since it is a Maven project, the Java dependencies have to be resolved the first time the application is loaded. Invoke a Clean-and-Build to download the dependencies.</text:p>
        </text:list-item>
        <text:list-item>
          <text:p text:style-name="P10">Start the application via the Run button (or press F6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ndale Mono" svg:font-family="'Andale Mono'" style:font-pitch="fixed"/>
    <style:font-face style:name="Andale Mono1" svg:font-family="'Andale Mono'" style:font-adornments="Regular" style:font-pitch="fixed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cm" style:contextual-spacing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Hindi1" style:font-family-complex="'Lohit Hindi'"/>
    </style:style>
    <style:style style:name="Title" style:family="paragraph" style:parent-style-name="Heading" style:next-style-name="Text_20_body" style:class="chapter">
      <style:paragraph-properties fo:margin-top="0.319cm" fo:margin-bottom="0.011cm" style:contextual-spacing="false" fo:text-align="center" style:justify-single-word="false"/>
      <style:text-properties fo:font-size="16pt" fo:font-weight="bold" style:font-size-asian="18pt" style:font-weight-asian="bold" style:font-size-complex="1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size-asian="10.5pt"/>
    </style:style>
    <style:style style:name="Subtitle" style:family="paragraph" style:parent-style-name="Heading" style:next-style-name="Text_20_body" style:class="chapter">
      <style:paragraph-properties fo:margin-top="0.22cm" fo:margin-bottom="0.409cm" style:contextual-spacing="false" fo:text-align="center" style:justify-single-word="false"/>
      <style:text-properties fo:font-size="12pt" fo:font-style="italic" style:font-size-asian="14pt" style:font-style-asian="italic" style:font-weight-asian="normal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Code" style:family="paragraph" style:parent-style-name="Text_20_body">
      <style:text-properties style:font-name="Andale Mono1" fo:font-family="'Andale Mono'" style:font-style-name="Regular" style:font-pitch="fixed" fo:language="en" fo:country="GB" officeooo:rsid="0009de4e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09:05:30.694388315</meta:creation-date>
    <dc:date>2014-07-31T18:18:57.680653373</dc:date>
    <meta:editing-duration>PT1H29M53S</meta:editing-duration>
    <meta:editing-cycles>23</meta:editing-cycles>
    <meta:generator>LibreOffice/4.2.4.2$Linux_X86_64 LibreOffice_project/420m0$Build-2</meta:generator>
    <meta:document-statistic meta:table-count="0" meta:image-count="0" meta:object-count="0" meta:page-count="1" meta:paragraph-count="15" meta:word-count="226" meta:character-count="1520" meta:non-whitespace-character-count="1311"/>
  </office:meta>
</office:document-meta>
</file>